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image/png" manifest:full-path="Thumbnails/thumbnail.png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rebuchet MS" svg:font-family="'Trebuchet MS'" style:font-family-generic="swiss"/>
    <style:font-face style:name="UnDotum" svg:font-family="UnDot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 style:master-page-name="Standard">
      <style:paragraph-properties fo:margin-left="0cm" fo:margin-right="0cm" fo:line-height="150%" fo:text-align="justify" style:justify-single-word="false" fo:text-indent="0.953cm" style:auto-text-indent="false" style:page-number="auto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writing-mode="lr-tb"/>
      <style:text-properties fo:color="#000000" style:text-line-through-style="none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" fo:font-size="14pt" fo:language="zxx" fo:country="none" fo:font-weight="normal" style:font-size-asian="14pt" style:language-asian="zxx" style:country-asian="none" style:font-weight-asian="normal" style:font-name-complex="Times New Roman" style:font-size-complex="14pt" style:font-weight-complex="normal"/>
    </style:style>
    <style:style style:name="P6" style:family="paragraph" style:parent-style-name="Standard" style:list-style-name="RTF_5f_Num_20_5">
      <style:paragraph-properties fo:margin-left="1.251cm" fo:margin-right="0cm" fo:line-height="150%" fo:text-align="justify" style:justify-single-word="false" fo:text-indent="0cm" style:auto-text-indent="false" style:writing-mode="lr-tb">
        <style:tab-stops>
          <style:tab-stop style:position="0.069cm"/>
        </style:tab-stops>
      </style:paragraph-properties>
      <style:text-properties fo:color="#000000" style:font-name="Times New Roman" fo:font-size="14pt" fo:language="zxx" fo:country="none" fo:font-weight="normal" style:font-size-asian="14pt" style:language-asian="zxx" style:country-asian="none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5cm" style:auto-text-indent="false" style:writing-mode="lr-tb"/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5cm" style:auto-text-indent="false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>
        <style:tab-stops>
          <style:tab-stop style:position="16.081cm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.025cm" fo:margin-top="0cm" fo:margin-bottom="0cm" fo:line-height="150%" fo:text-align="justify" style:justify-single-word="false" fo:text-indent="1.221cm" style:auto-text-indent="false" style:writing-mode="lr-tb">
        <style:tab-stops>
          <style:tab-stop style:position="16.087cm"/>
        </style:tab-stops>
      </style:paragraph-properties>
      <style:text-properties fo:color="#000000" style:text-line-through-style="none" style:text-position="0% 100%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Default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Default">
      <style:paragraph-properties fo:margin-left="0cm" fo:margin-right="0cm" fo:line-height="150%" fo:text-align="justify" style:justify-single-word="false" fo:text-indent="0.953cm" style:auto-text-indent="false" style:writing-mode="lr-tb"/>
      <style:text-properties fo:color="#000000" style:font-name="Times New Roman" fo:font-size="14pt" fo:language="zxx" fo:country="none" fo:font-weight="normal" style:font-size-asian="14pt" style:language-asian="zxx" style:country-asian="none" style:font-weight-asian="normal" style:font-name-complex="Times New Roman" style:font-size-complex="14pt" style:font-weight-complex="normal"/>
    </style:style>
    <style:style style:name="P18" style:family="paragraph" style:parent-style-name="Default" style:list-style-name="RTF_5f_Num_20_5">
      <style:paragraph-properties fo:line-height="150%" fo:text-align="justify" style:justify-single-word="false" style:writing-mode="lr-tb">
        <style:tab-stops>
          <style:tab-stop style:position="0.069cm"/>
        </style:tab-stops>
      </style:paragraph-properties>
      <style:text-properties fo:color="#000000" style:font-name="Times New Roman" fo:font-size="14pt" fo:language="zxx" fo:country="none" fo:font-weight="normal" style:font-size-asian="14pt" style:language-asian="zxx" style:country-asian="none" style:font-weight-asian="normal" style:font-name-complex="Times New Roman" style:font-size-complex="14pt" style:font-weight-complex="normal"/>
    </style:style>
    <style:style style:name="P19" style:family="paragraph" style:parent-style-name="Default" style:list-style-name="RTF_5f_Num_20_5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>
          <style:tab-stop style:position="0.069cm"/>
        </style:tab-stops>
      </style:paragraph-properties>
      <style:text-properties fo:color="#000000" style:text-line-through-style="none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Default" style:list-style-name="RTF_5f_Num_20_5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>
          <style:tab-stop style:position="0.069cm"/>
        </style:tab-stops>
      </style:paragraph-properties>
      <style:text-properties fo:color="#000000" style:text-line-through-style="none" style:text-position="0% 100%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21" style:family="paragraph" style:parent-style-name="Default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text-position="0% 100%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Default" style:list-style-name="RTF_5f_Num_20_5">
      <style:paragraph-properties fo:margin-top="0cm" fo:margin-bottom="0cm" fo:line-height="150%" fo:text-align="justify" style:justify-single-word="false" style:writing-mode="lr-tb">
        <style:tab-stops>
          <style:tab-stop style:position="0.069cm"/>
        </style:tab-stops>
      </style:paragraph-properties>
      <style:text-properties fo:color="#000000" style:text-line-through-style="none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23" style:family="paragraph" style:parent-style-name="Default">
      <style:paragraph-properties fo:margin-top="0cm" fo:margin-bottom="0cm" fo:line-height="150%" fo:text-align="justify" style:justify-single-word="false" style:writing-mode="lr-tb">
        <style:tab-stops/>
      </style:paragraph-properties>
      <style:text-properties fo:color="#000000" style:text-line-through-style="none" style:text-position="0% 100%" style:font-name="Times New Roman" fo:font-size="14pt" fo:language="zxx" fo:country="none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P24" style:family="paragraph" style:parent-style-name="Обычный_20__28_Web_29_" style:list-style-name="RTF_5f_Num_20_5">
      <style:paragraph-properties fo:margin-top="0cm" fo:margin-bottom="0cm" fo:line-height="150%" fo:text-align="justify" style:justify-single-word="false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Обычный_20__28_Web_29_" style:list-style-name="RTF_5f_Num_20_5">
      <style:paragraph-properties fo:margin-top="0cm" fo:margin-bottom="0cm" fo:line-height="150%" fo:text-align="justify" style:justify-single-word="false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line-through-style="none" fo:language="zxx" fo:country="none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-asian="Trebuchet MS" style:font-name-complex="Trebuchet MS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-asian="Trebuchet MS" style:font-name-complex="Trebuchet MS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fo:font-variant="normal" fo:text-transform="none" style:text-position="0% 100%" style:text-blinking="false" fo:background-color="transparent"/>
    </style:style>
    <style:style style:name="T12" style:family="text">
      <style:text-properties fo:font-variant="normal" fo:text-transform="none" style:text-position="0% 100%" fo:language="uk" fo:country="UA" style:text-blinking="false" fo:background-color="transparent"/>
    </style:style>
    <style:style style:name="T13" style:family="text">
      <style:text-properties fo:font-variant="normal" fo:text-transform="none" style:text-position="0% 100%" fo:font-weight="bold" style:text-blinking="false" fo:background-color="transparent" style:font-weight-asian="bold" style:font-weight-complex="bold"/>
    </style:style>
    <style:style style:name="T14" style:family="text">
      <style:text-properties fo:font-variant="normal" fo:text-transform="none" style:text-blinking="false" fo:background-color="transparent"/>
    </style:style>
    <style:style style:name="T15" style:family="text">
      <style:text-properties fo:font-variant="normal" fo:text-transform="none" fo:font-weight="bold" style:text-blinking="false" fo:background-color="transparent" style:font-weight-asian="bold" style:font-weight-complex="bold"/>
    </style:style>
    <style:style style:name="T16" style:family="text">
      <style:text-properties fo:language="en" fo:country="US" fo:font-style="italic" style:language-asian="ru" style:country-asian="RU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Шановні члени державної комісії, шановні присутні! До вашої уваги представляється до захисту дипломна робота на тему: «Методи розв’язування матричних ігор та їх програмна реалізація». Дипломна робота виконана на </text:span><text:span text:style-name="T2">на мові програмування JavaScript</text:span><text:span text:style-name="T3">.</text:span></text:p>
      <text:p text:style-name="P16"><text:span text:style-name="T3">(слайд 1)</text:span></text:p>
      <text:p text:style-name="P5">Організації звичайно мають цілі, які суперечать цілям інших організацій-конкурентів. Тому робота менеджерів часто полягає у виборі рішення з урахуванням дій конкурентів. Для вирішення таких проблем призначені методи теорії ігор.</text:p>
      <text:p text:style-name="P17"><text:span text:style-name="T3">(слайд 2)</text:span></text:p>
      <text:p text:style-name="P5">Теорія ігор - це розділ прикладної математики, який вивчає моделі і методи прийняття оптимальних рішень в умовах конфлікту.</text:p>
      <text:p text:style-name="P5">Під конфліктом розуміється така ситуація, в якій зіштовхуються інтереси двох або більше сторін, що переслідують різні (найчастіше суперечливі) цілі. При цьому кожне рішення має прийматися в розрахунку на розумного суперника, який намагається зашкодити іншому учаснику гри досягти успіху.</text:p>
      <text:p text:style-name="P17"><text:span text:style-name="T3">(слайд 3)</text:span></text:p>
      <text:p text:style-name="P5">З метою дослідження конфліктної ситуації будують її формалізовану спрощену модель. Для побудови такої моделі необхідно чітко описати конфлікт, тобто:</text:p>
      <text:list xml:id="list1039313212" text:style-name="RTF_5f_Num_20_5">
        <text:list-item>
          <text:p text:style-name="P6">уточнити кількість учасників (учасники або сторони конфлікту називаються гравцями);</text:p>
        </text:list-item>
        <text:list-item>
          <text:p text:style-name="P6">вказати на всі можливі способи (правила) дій гравців, які називаються стратегіями гравців;</text:p>
        </text:list-item>
        <text:list-item>
          <text:p text:style-name="P6">розрахувати, якими будуть результати гри, якщо кожний гравець вибере певну стратегію (тобто з’ясувати виграші або програші гравців).</text:p>
          <text:p text:style-name="P18"><text:span text:style-name="T3">(слайд 4)</text:span></text:p>
        </text:list-item>
      </text:list>
      <text:p text:style-name="P4">Основну задачу теорії ігор можна сформулювати так: визначити, яку стратегію має застосувати розумний гравець у конфлікті з розумним суперником, щоб гарантувати кожному з них виграш, при чому відхилення <text:soft-page-break/>будь-якого з гравців від оптимальної стратегії може тільки зменшити його виграш.</text:p>
      <text:p text:style-name="P7">Математична теорія ігор здатна не тільки вказати оптимальний шлях до вирішення деяких проблем, а й прогнозувати їх результат. Матричні ігри серйозно вивчаються фахівцями, так як вони досить прості і до них можуть бути зведені ігри загального виду. Тому теорія матричних ігор добре розвинена, існують різні методи пошуку розв'язку ігор.</text:p>
      <text:p text:style-name="P9"><text:tab/>В роботі розглядаються парні антагоністичні ігри, тобто такі, в яких приймають участь тільки два гравці, і виграш одного гравця рівний програшу іншого. Вважається, що кожен гравець має скінченну кількість чистих стратегій.</text:p>
      <text:list xml:id="list640070126" text:continue-numbering="true" text:style-name="RTF_5f_Num_20_5">
        <text:list-header>
          <text:p text:style-name="P19"><text:span text:style-name="T3">(слайд 5)</text:span></text:p>
        </text:list-header>
      </text:list>
      <text:p text:style-name="P9"><text:tab/>Розігрування матричної гри зводиться до вибору гравцем 1 i-го рядка матриці виграшів, а гравцем 2 - j-го стовпця. Після цього гравець 1 отримує виграш рівний а<text:span text:style-name="T6">ij</text:span>, а гравець 2 - (-а<text:span text:style-name="T6">ij</text:span>). При правильній грі гравець 1 може завжди гарантувати собі виграш, який назвемо нижнім значенням ціни гри. Позначимо його: <draw:frame draw:style-name="fr1" draw:name="Об'єкт2" text:anchor-type="as-char" svg:y="-0.377cm" svg:width="2.648cm" svg:height="0.7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(на слайді). У свою чергу, гравець 2 може гарантувати собі програш, який назвемо верхнім значенням ціни гри. Позначимо його:<draw:frame draw:style-name="fr1" draw:name="Об'єкт3" text:anchor-type="as-char" svg:y="-0.377cm" svg:width="2.648cm" svg:height="0.7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(на слайді). Чисті стратегії i* і j*, що відповідають <draw:frame draw:style-name="fr1" draw:name="Об'єкт4" text:anchor-type="as-char" svg:y="-0.377cm" svg:width="0.422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 і <draw:frame draw:style-name="fr1" draw:name="Об'єкт5" text:anchor-type="as-char" svg:y="-0.377cm" svg:width="0.422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 називаються максимінною і мінімаксною стратегіями.</text:p>
      <text:list xml:id="list469089215" text:continue-numbering="true" text:style-name="RTF_5f_Num_20_5">
        <text:list-header>
          <text:p text:style-name="P19"><text:span text:style-name="T3">(слайд 6)</text:span></text:p>
        </text:list-header>
      </text:list>
      <text:p text:style-name="P9"><text:tab/>Ситуація (i*, j*) називається ситуацією рівноваги, якщо для i<text:span text:style-name="T16">Î</text:span>1, 2, ..., m, j<text:span text:style-name="T16">Î</text:span>1, 2, ..., n виконується нерівність:.a<text:span text:style-name="T6">ij* </text:span><text:span text:style-name="T9">≤ a</text:span><text:span text:style-name="T7">i*j* </text:span><text:span text:style-name="T9">≤ a</text:span><text:span text:style-name="T7">i*j</text:span> Якщо ситуація рівноваги для гри існує, то така гра називається грою з сідловою точкою, а елемент a<text:span text:style-name="T6">i*j*</text:span><text:span text:style-name="T8"> матриці А, що їй відповідає називається сідловою точкою цієї матриці. </text:span>Ситуація рівноваги це така ситуація, від якої жодному з гравців не вигідно відхилятися.</text:p>
      <text:list xml:id="list1223023287" text:continue-numbering="true" text:style-name="RTF_5f_Num_20_5">
        <text:list-header>
          <text:p text:style-name="P19"><text:span text:style-name="T3">(слайд 7)</text:span></text:p>
        </text:list-header>
      </text:list>
      <text:p text:style-name="P9"><text:tab/>Мішаною стратегією гравця називається повний набір ймовірностей застосування його чистих стратегій.</text:p>
      <text:p text:style-name="P9"><text:soft-page-break/><text:tab/>Так, якщо мішана стратегія гравця записана як (1/5, 0, 4/5), то це значить, що з п’яти розігрувать один раз він має вибрати першу стратегію, і чотири — третю. Такий підхід можна реалізувати, наприкоад, за<text:span text:style-name="T14"> методом пропорційної рулетки: розбити рулетку на 5 однакових секторів, 1 зафарбувати чорним кольором, 4 - білим. Якщо стрілка вкаже на білий сектор, то вибрати рішення 3, якщо на чорний - рішення 1.</text:span></text:p>
      <text:list xml:id="list233721145" text:continue-numbering="true" text:style-name="RTF_5f_Num_20_5">
        <text:list-header>
          <text:p text:style-name="P19"><text:span text:style-name="T3">(слайд 8)</text:span></text:p>
        </text:list-header>
      </text:list>
      <text:p text:style-name="P9"><text:tab/><text:span text:style-name="T4">Теорема (фон Неймана)</text:span>. У мішаному розширенні матричної гри завжди існує ситуація рівноваги.</text:p>
      <text:p text:style-name="P9"><text:tab/><text:span text:style-name="T8">Стратегії, яким відповідають однакові значення платіжної матриці (тобто матриця містить однакові рядки(стовпці)), називаються дублюючими. Якщо всі елементи і-го рядка (стовпця) платіжної матриці перевищують значення елементів j-го рядка (стовпця), то кажуть, що і-та стратегія гравця А (гравця В) є домінуючою над j-ю, а j-та називається домінованою і-ю.</text:span></text:p>
      <text:p text:style-name="P10"><text:span text:style-name="T8"><text:tab/></text:span><text:span text:style-name="T10">Основні методи розв’зування матричних ігор</text:span></text:p>
      <text:p text:style-name="P8"><text:span text:style-name="T8">Алгоритм пошуку розв’язку матричної антагоністичної гри, заданої платіжною матрицею можна звести до алгоритму симплекс-методу розв'язання пари взаємодвоїстих задач лінійного програмування. Розглянемо метод, за допомогою якого можна привести скінченну матричну антагоністичну гру до двох взаємодвоїстих задач лінійного програмування.</text:span></text:p>
      <text:list xml:id="list267290019" text:continue-numbering="true" text:style-name="RTF_5f_Num_20_5">
        <text:list-header>
          <text:p text:style-name="P19"><text:span text:style-name="T10">(слайд 9)</text:span></text:p>
          <text:p text:style-name="P24">Часто в практичних задачач немає необхідності знаходити точний розв’язок матричної гри. Досить знайти наближений розв’язок, який дає середній виграш, близький до ціни гри і наближені оптимальні стратегії гравців. </text:p>
          <text:p text:style-name="P25"><text:span text:style-name="T8">Орієнтовне значення ціни гри може дати вже простий аналіз матриці виграшів та визначення нижньої і верхньої ціни гри. Якщо вони близькі, то пошуками точного розв’язку займатися не обов'язково, так як досить вибрати чисті мінімаксну та максимінну стратегії. Якщо ж вони не близькі, можна отримати прийнятний для практики розв’язок за допомогою чисельних методів розв'язання ігор, за допомогою одного з чисельних методів, наприклад, за </text:span><text:soft-page-break/><text:span text:style-name="T8">допомогою методу Брауна-Робінсона.</text:span></text:p>
          <text:p text:style-name="P22"><text:span text:style-name="T10">(слайд 10)</text:span></text:p>
        </text:list-header>
      </text:list>
      <text:p text:style-name="P12"><text:tab/>Монотонний ітеративний алгоритм розв'язання матричних ігор</text:p>
      <text:p text:style-name="P13"><text:span text:style-name="T5"><text:tab/>Цей алгоритм реалізується тільки для одного гравця на відміну від методу Брауна-Робінсона, який працює для двох гравців. Алгоритм дозволяє знаходити точно і наближено оптимальну стратегію гравця 1 і значення ціни гри n. За допомогою цього алгоритму можна отримати задану точність розв’язку, причому число кроків, необхідних для досягнення результатів, слабо залежить від розмірності матриці виграшів.</text:span></text:p>
      <text:p text:style-name="P12"><text:span text:style-name="T8"><text:tab/>Особливість цього алгоритму у здатності генерувати строго монотонно зростаючу послідовність оцінок ціни гри, що не властиво алгоритму Брауна-Робінсона.</text:span></text:p>
      <text:list xml:id="list1576021002" text:continue-numbering="true" text:style-name="RTF_5f_Num_20_5">
        <text:list-header>
          <text:p text:style-name="P19"><text:span text:style-name="T10">(слайд 11)</text:span></text:p>
        </text:list-header>
      </text:list>
      <text:p text:style-name="P12"><text:span text:style-name="T8"><text:tab/></text:span><text:span text:style-name="T11">У 1994 році Нобелівська премія з економіки була присуджена Джону Нешу «за аналіз рівноваги в теорії некоаліційних ігор». До виходу в світ дисертації Джона Неша дослідження проводились основному в області ігор з нульовою сумою, де сумарний виграш одних учасників дорівнює сумарному програшу інших. Неш досліджував гри з ненульовою сумою, в яких можливі ситуації, вигідні відразу для всіх учасників. Так, наприклад, у разі суперечки керівництва заводу і профспілки про підвищення заробітної плати вона може закінчитися страйком, що не вигідно відразу обом учасникам суперечки, тоді як від певної угоди всі учасники конфлікту можуть в цілому залишитися у виграші. Неш виділив спеціальний клас ситуацій в грі (тобто фіксованих стратегій всіх учасників гри) - такі ситуації, від яких не вигідно відхилятися поодинці нікому з гравців. Пізніше такі ситуації були названі ситуаціями рівноваги по Нешу.</text:span></text:p>
      <text:p text:style-name="P1"><text:tab/>В чистих стратегіях в грі може не існувати ситуації рівноваги. Орієнтація на оптимальні мішані стратегії дозволяє першому гравцеві максимізувати найменший очікуваний виграш, а другому мінімізувати найбільший очікуваний програш. Однак такий вибір може бути виправданий лише для багаторазово <text:soft-page-break/>повторюваних ігор. В окремій грі кожен з гравців навіть при реалізації «оптимальної» мішаної стратегії може дуже сильно програти. В окремих іграх мішані стратегії не тільки не обіцяють максимального виграшу, але навіть не захищають від максимально можливого програшу, тобто кожен гравець може прийняти найгірше з усіх можливих рішень! </text:p>
      <text:p text:style-name="P1"><text:tab/>Вибір максимінної і мінімаксної стратегій добре підходить для обережних гравців. Він дозволяє не програти занадто багато, не виграти занадто мало. Але деякі гравці можуть бути більш схильні до ризику, і орієнтуватися на ті стратегії, які можуть забезпечити їм максимально можливий виграш, деякі намагаються максимізувати середній очікуваний виграш, тобто вибір мінімаксу або максиміну не є єдиноможливим хорошим в деякому сенсі рішенням. </text:p>
      <text:p text:style-name="P12"><text:span text:style-name="T11"><text:tab/>Нарешті, орієнтація на мішані стратегії передбачає відсутність будь-якої інформації про психологію суперника, припускаючи лише, що він діє раціонально.</text:span></text:p>
      <text:p text:style-name="P12"><text:span text:style-name="T11"><text:tab/>На практиці ми можемо мати про противника будь-яку додаткову інформацію і на її основі робити які-небудь припущення щодо його поведінки. При цьому наші припущення практично завжди носять нечіткий характер. Приміром, наші припущення можуть мати такий вигляд: «якщо противник самовпевнений, то, скоріше за все, він вибере стратегію максимізації максимального доходу». </text:span></text:p>
      <text:list xml:id="list429111965" text:continue-numbering="true" text:style-name="RTF_5f_Num_20_5">
        <text:list-header>
          <text:p text:style-name="P19"><text:span text:style-name="T13">(слайд 12)</text:span></text:p>
        </text:list-header>
      </text:list>
      <text:p text:style-name="P12"><text:span text:style-name="T11"><text:tab/></text:span><text:span text:style-name="T12">Дипломна робота повністю реалізована на JavaScript. Це дає змогу розширити кількість пристроїв, які зможуть виконувати програму без потреби перекомпіляції. Поділяється на клієнтську та серверну частини.</text:span></text:p>
      <text:p text:style-name="P11"><text:span text:style-name="T11">В якості бази для проектування інтерфейсу було використано фреймворк EnyoJS. Це досить молодий проект. Використовувався в розробці інтерфейсу WebOS.</text:span></text:p>
      <text:list xml:id="list480554132" text:continue-numbering="true" text:style-name="RTF_5f_Num_20_5">
        <text:list-header>
          <text:p text:style-name="P19"><text:span text:style-name="T13">(слайд 13)</text:span></text:p>
        </text:list-header>
      </text:list>
      <text:p text:style-name="P11"><text:span text:style-name="T11"><text:tab/>Кожна функція знаходиться в окремому файлі і підключається в основному модулі.</text:span></text:p>
      <text:p text:style-name="P11"><text:soft-page-break/><text:span text:style-name="T11"><text:tab/>Якщо розміри матриці невеликі, то можна обрахувати розультат прямо в браузері і не використовувати інтернет-з’єднання для цього. Методи роботи з нечіткими множинами реалізовані тільки на клієнтській частині.</text:span></text:p>
      <text:list xml:id="list1739896298" text:continue-numbering="true" text:style-name="RTF_5f_Num_20_5">
        <text:list-header>
          <text:p text:style-name="P19"><text:span text:style-name="T13">(слайд 14)</text:span></text:p>
        </text:list-header>
      </text:list>
      <text:p text:style-name="P14">В випадку, кому матриця має значні розміри має сенс ввести її в текстовий файл і відіслати на сервер (матричну гру, введену в браузері теж можна порахувати на сервері). На сервері реалізовано три основних методи розв’язку матричних ігор: графічний метод, метод Брауна-Робінсона та симплекс-метод. Дані кодуються в формат JSON та передаються на сервер за протоколом WebSocket.</text:p>
      <text:p text:style-name="P14">При введені матричної гри в файл, немає змоги вирішити її в браузері.</text:p>
      <text:p text:style-name="P14">Серверна частина працює під платформою nodejs. Я обрав саме цю платформу, тому що це дало змогу писати на одній мові на клієнті та на сервері. Також як сервер може використовуватися будь-який дистрибутив ОС Linux, Windows, FreeBSD та деякі інші операційні системи. До стандартного набору модулів nodejs потрібно було довстановити node-o3-canvas та socket.io.</text:p>
      <text:p text:style-name="P11"><text:span text:style-name="T11">При обрахунках як на сервері так і в браузері — формат виводу не змінюється.</text:span></text:p>
      <text:p text:style-name="P15">Задачі, що зводяться до матричних ігор зустрічаються в багатьох аспектах життя, особливо в економіці. Багато вчених проводили дослідження з оптимізації розв'язку матричних ігор. Особливо віділяються методи приведення до задачі лінійного програмування та ітеративні методи, такі як метод Брауна-Робінсона та монотонний ітеративний алгоритм. Прості ігри виду 2*n та m*2 можна розв’язувати графічно.</text:p>
      <text:list xml:id="list1739834366" text:continue-numbering="true" text:style-name="RTF_5f_Num_20_5">
        <text:list-header>
          <text:p text:style-name="P20"><text:span text:style-name="T15">(слайд 15)</text:span></text:p>
        </text:list-header>
      </text:list>
      <text:p text:style-name="P15">Розглянемо, як приклад розв'язання такої матричної гри (на слайді).</text:p>
      <text:p text:style-name="P15">Після введення завдання в поле вводу матриці обирається метод і місце проведення обрахунків.</text:p>
      <text:list xml:id="list1835058637" text:continue-numbering="true" text:style-name="RTF_5f_Num_20_5">
        <text:list-header>
          <text:p text:style-name="P20"><text:span text:style-name="T15">(слайд 16)</text:span></text:p>
        </text:list-header>
      </text:list>
      <text:p text:style-name="P23"><text:span text:style-name="T15"><text:tab/></text:span><text:span text:style-name="T14">Результат рішення симплекс-методом на слайді.</text:span></text:p>
      <text:p text:style-name="P23"><text:span text:style-name="T14"><text:tab/>Потім можна обрати метод Брауна-Робінсона</text:span></text:p>
      <text:p text:style-name="P21"><text:soft-page-break/><text:span text:style-name="T15">(слайд 17)</text:span></text:p>
      <text:p text:style-name="P21"><text:span text:style-name="T14"><text:tab/>Результат рішення методом Брауна-Робінсона на слайді.</text:span></text:p>
      <text:p text:style-name="P21"><text:span text:style-name="T14"><text:tab/>Для демонстрації графічного методу введемо матрицю розмірності 2 на 4</text:span></text:p>
      <text:list xml:id="list1702061603" text:continue-numbering="true" text:style-name="RTF_5f_Num_20_5">
        <text:list-header>
          <text:p text:style-name="P20"><text:span text:style-name="T15">(слайд 18)</text:span></text:p>
        </text:list-header>
      </text:list>
      <text:p text:style-name="P15">Спочатку преревіримо роботу програми двома наведеними вище методами</text:p>
      <text:list xml:id="list1903589335" text:continue-numbering="true" text:style-name="RTF_5f_Num_20_5">
        <text:list-header>
          <text:p text:style-name="P20"><text:span text:style-name="T15">(слайд 19)</text:span></text:p>
        </text:list-header>
      </text:list>
      <text:p text:style-name="P15">Симплекс-метод</text:p>
      <text:list xml:id="list893986792" text:continue-numbering="true" text:style-name="RTF_5f_Num_20_5">
        <text:list-header>
          <text:p text:style-name="P20"><text:span text:style-name="T15">(слайд 20)</text:span></text:p>
        </text:list-header>
      </text:list>
      <text:p text:style-name="P15">Метод Брауна-Робінсона</text:p>
      <text:list xml:id="list159813077" text:continue-numbering="true" text:style-name="RTF_5f_Num_20_5">
        <text:list-header>
          <text:p text:style-name="P20"><text:span text:style-name="T15">(слайд 21)</text:span></text:p>
        </text:list-header>
      </text:list>
      <text:p text:style-name="P15">При виборі графічного методу маємо графік та значення мішаних стратегій гравців та ціни гри.</text:p>
      <text:list xml:id="list919872119" text:continue-numbering="true" text:style-name="RTF_5f_Num_20_5">
        <text:list-header>
          <text:p text:style-name="P20"><text:span text:style-name="T15">(слайд 22)</text:span></text:p>
        </text:list-header>
      </text:list>
      <text:p text:style-name="P15">Особливістю моєї програми є функція знаходження мішаної стратегії на осонові деяких відомостей про супротивника.</text:p>
      <text:p text:style-name="P15">Спочатку вводиться матриця виграшів/програшів.</text:p>
      <text:p text:style-name="P15">Потім вводиться база правил, якими (за нашим припущенням) керується супротивник.</text:p>
      <text:list xml:id="list1173713092" text:continue-numbering="true" text:style-name="RTF_5f_Num_20_5">
        <text:list-header>
          <text:p text:style-name="P20"><text:span text:style-name="T15">(слайд 23)</text:span></text:p>
        </text:list-header>
      </text:list>
      <text:p text:style-name="P15">Так це виглядає в браузері.</text:p>
      <text:p text:style-name="P15">Всі правила за замовчуванням розділяються умовою "або". Але можна ввести умову "і", в тому впадку, якщо на вибір певного методу впливає одночасно 2 правила.</text:p>
      <text:list xml:id="list204009690" text:continue-numbering="true" text:style-name="RTF_5f_Num_20_5">
        <text:list-header>
          <text:p text:style-name="P20"><text:span text:style-name="T15">(слайд 24)</text:span></text:p>
        </text:list-header>
      </text:list>
      <text:p text:style-name="P15">Результат підрахунків. На нього впливає наша сумарна впевненість в виборі упротивником того чи іншого методу вибору оптимальної стратегії.</text:p>
      <text:list xml:id="list782477961" text:continue-numbering="true" text:style-name="RTF_5f_Num_20_5">
        <text:list-header>
          <text:p text:style-name="P20"><text:span text:style-name="T15">(слайд 25)</text:span></text:p>
        </text:list-header>
      </text:list>
      <text:p text:style-name="P15">В даній дипломній роботі було реалізовано основні алгоритми розв’язування матричних ігор. А саме симплекс-метод, метод Брауна-Робінсона <text:soft-page-break/>та графічний метод.</text:p>
      <text:list xml:id="list1986158690" text:continue-numbering="true" text:style-name="RTF_5f_Num_20_5">
        <text:list-header>
          <text:p text:style-name="P20"><text:span text:style-name="T15">(слайд 26)</text:span></text:p>
        </text:list-header>
      </text:list>
      <text:p text:style-name="P15">Також було реалізовано алгоритм, що при обчислені враховує прогнозування поведінки супротивника на основі попередній відомостей про нього. Цей алгоритм будує змішану стратегію, в якій враховано степінь впевненості в виборі супротивником кожної своєї стратегії.</text:p>
      <text:list xml:id="list1429260433" text:continue-numbering="true" text:style-name="RTF_5f_Num_20_5">
        <text:list-header>
          <text:p text:style-name="P20"><text:span text:style-name="T15">(слайд 27)</text:span></text:p>
        </text:list-header>
      </text:list>
      <text:p text:style-name="P15"><text:span text:style-name="T11">Програма має можливість проводити складні обчислення на стороні сервера, що значно зменшує навантаження на пристрій. Це особливо актуально у випадку планшету чи мобільного телефону. Було протестовано на планшеті HP TpuchPad з операційною </text:span><text:span text:style-name="T14">системою</text:span><text:span text:style-name="T11"> WebOS та браузером на основі WebKit та телефоні HTC Dezire Z з операційною системою Android та браузером на основі WebKit.</text:span></text:p>
      <text:p text:style-name="P2">На цьому мій виступ підійшов до завершення. Дякую за увагу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rebuchet MS" svg:font-family="'Trebuchet MS'" style:font-family-generic="swiss"/>
    <style:font-face style:name="UnDotum" svg:font-family="UnDot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uk" fo:country="UA" style:font-name-asian="Times New Roman" style:font-size-asian="12pt" style:font-name-complex="Times New Roman" style:font-size-complex="12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Body_20_text_20__28_3_29_" style:display-name="Body text (3)" style:family="paragraph" style:parent-style-name="Standard">
      <style:paragraph-properties fo:line-height="0.314cm" fo:text-align="justify" style:justify-single-word="false" fo:background-color="#ffffff">
        <style:background-image/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prosto_20_text" style:display-name="prosto text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font-size="14pt" style:font-size-asian="14pt" style:font-size-complex="14pt"/>
    </style:style>
    <style:style style:name="Обычный_20__28_Web_29_" style:display-name="Обычный (Web)" style:family="paragraph" style:parent-style-name="Standard">
      <style:paragraph-properties fo:margin-top="0.494cm" fo:margin-bottom="0.494cm"/>
      <style:text-properties fo:language="ru" fo:country="RU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2.27cm"/>
        </style:list-level-properties>
      </text:list-level-style-number>
      <text:list-level-style-number text:level="2" text:style-name="RTF_5f_Num_20_5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/>
        </style:list-level-properties>
      </text:list-level-style-number>
      <text:list-level-style-number text:level="3" text:style-name="RTF_5f_Num_20_5_20_3" style:num-suffix="." style:num-format="i">
        <style:list-level-properties text:list-level-position-and-space-mode="label-alignment" fo:text-align="end">
          <style:list-level-label-alignment text:label-followed-by="listtab" text:list-tab-stop-position="4.81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6.08cm"/>
        </style:list-level-properties>
      </text:list-level-style-number>
      <text:list-level-style-number text:level="5" text:style-name="RTF_5f_Num_20_5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/>
        </style:list-level-properties>
      </text:list-level-style-number>
      <text:list-level-style-number text:level="6" text:style-name="RTF_5f_Num_20_5_20_6" style:num-suffix="." style:num-format="i">
        <style:list-level-properties text:list-level-position-and-space-mode="label-alignment" fo:text-align="end">
          <style:list-level-label-alignment text:label-followed-by="listtab" text:list-tab-stop-position="8.62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9.89cm"/>
        </style:list-level-properties>
      </text:list-level-style-number>
      <text:list-level-style-number text:level="8" text:style-name="RTF_5f_Num_20_5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/>
        </style:list-level-properties>
      </text:list-level-style-number>
      <text:list-level-style-number text:level="9" text:style-name="RTF_5f_Num_20_5_20_9" style:num-suffix="." style:num-format="i">
        <style:list-level-properties text:list-level-position-and-space-mode="label-alignment" fo:text-align="end">
          <style:list-level-label-alignment text:label-followed-by="listtab" text:list-tab-stop-position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6T10:52:07</meta:creation-date>
    <dc:date>2012-05-16T11:55:11</dc:date>
    <meta:editing-duration>PT1H3M5S</meta:editing-duration>
    <meta:editing-cycles>24</meta:editing-cycles>
    <meta:generator>LibreOffice/3.4$Unix LibreOffice_project/340m1$Build-602</meta:generator>
    <meta:document-statistic meta:table-count="0" meta:image-count="0" meta:object-count="4" meta:page-count="8" meta:paragraph-count="85" meta:word-count="1714" meta:character-count="12363" meta:non-whitespace-character-count="10706"/>
  </office:meta>
</office:document-meta>
</file>

<file path=Object 1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=</mo>
        <munder>
          <mi mathvariant="italic">max</mi>
          <mrow>
            <mi>i</mi>
          </mrow>
        </munder>
      </mrow>
      <munder>
        <mi mathvariant="italic">min</mi>
        <mrow>
          <mi>j</mi>
        </mrow>
      </munder>
      <msub>
        <mi>a</mi>
        <mi mathvariant="italic">ij</mi>
      </msub>
    </mrow>
    <annotation encoding="StarMath 5.0">underline {v}  = max csub{i} min csub{j} a_ij </annotation>
  </semantics>
</math>
</file>

<file path=Object 2/content.xml><?xml version="1.0" encoding="utf-8"?>
<math xmlns="http://www.w3.org/1998/Math/MathML">
  <semantics>
    <mrow>
      <mrow>
        <mover accent="true">
          <mrow>
            <mi>v</mi>
          </mrow>
          <mo stretchy="false">̄</mo>
        </mover>
        <mo stretchy="false">=</mo>
        <munder>
          <mi mathvariant="italic">min</mi>
          <mrow>
            <mi>j</mi>
          </mrow>
        </munder>
      </mrow>
      <munder>
        <mi mathvariant="italic">max</mi>
        <mrow>
          <mi>i</mi>
        </mrow>
      </munder>
      <msub>
        <mi>a</mi>
        <mi mathvariant="italic">ij</mi>
      </msub>
    </mrow>
    <annotation encoding="StarMath 5.0">bar  {v}  = min csub{j} max csub{i} a_ij </annotation>
  </semantics>
</math>
</file>

<file path=Object 3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4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